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table:formula="of:=1+1*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1+(1*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(1)+1*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(1+1)*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.00.0000</text:date>, <text:time style:data-style-name="N2" text:time-value="00:45:11.61899241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11-14T00:46:30.146715214</dc:date>
    <meta:editing-duration>PT8M37S</meta:editing-duration>
    <meta:editing-cycles>5</meta:editing-cycles>
    <meta:generator>LibreOffice/24.8.2.1$Linux_X86_64 LibreOffice_project/480$Build-1</meta:generator>
    <meta:document-statistic meta:table-count="1" meta:cell-count="4" meta:object-count="0"/>
  </office:meta>
</office:document-meta>
</file>